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November 2023</text:p>
          </table:table-cell>
          <table:covered-table-cell table:number-columns-repeated="4"/>
          <table:table-cell table:number-columns-repeated="16379" table:style-name="ce1"/>
        </table:table-row>
        <table:table-row table:style-name="ro2">
          <table:table-cell office:value-type="string" table:style-name="ce2">
            <text:p>Report Date : 24/11/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84" table:style-name="ce7">
            <text:p>1184</text:p>
          </table:table-cell>
          <table:table-cell office:value-type="float" office:value="1173" table:style-name="ce7">
            <text:p>1173</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8" table:style-name="ce7">
            <text:p>408</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3" table:style-name="ce7">
            <text:p>103</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87" table:style-name="ce7">
            <text:p>387</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81" table:style-name="ce7">
            <text:p>1981</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89" table:style-name="ce7">
            <text:p>989</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52" table:style-name="ce7">
            <text:p>752</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515" table:style-name="ce7">
            <text:p>515</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4" table:style-name="ce7">
            <text:p>464</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17" table:style-name="ce7">
            <text:p>917</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2" table:style-name="ce7">
            <text:p>642</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38" table:style-name="ce7">
            <text:p>738</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7" table:style-name="ce7">
            <text:p>727</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7" table:style-name="ce7">
            <text:p>707</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3" table:style-name="ce7">
            <text:p>83</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79" table:style-name="ce7">
            <text:p>679</text:p>
          </table:table-cell>
          <table:table-cell office:value-type="float" office:value="677" table:style-name="ce7">
            <text:p>677</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0" table:style-name="ce7">
            <text:p>330</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0" table:style-name="ce7">
            <text:p>1130</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3" table:style-name="ce7">
            <text:p>1153</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35" table:style-name="ce7">
            <text:p>335</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7" table:style-name="ce7">
            <text:p>327</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81" table:style-name="ce7">
            <text:p>981</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4" table:style-name="ce7">
            <text:p>94</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84" table:style-name="ce7">
            <text:p>384</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31" table:style-name="ce7">
            <text:p>1131</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70" table:style-name="ce7">
            <text:p>470</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11" table:style-name="ce7">
            <text:p>311</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33" table:style-name="ce7">
            <text:p>633</text:p>
          </table:table-cell>
          <table:table-cell office:value-type="float" office:value="585" table:style-name="ce7">
            <text:p>585</text:p>
          </table:table-cell>
          <table:table-cell office:value-type="float" office:value="543" table:style-name="ce7">
            <text:p>543</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680" table:style-name="ce7">
            <text:p>1680</text:p>
          </table:table-cell>
          <table:table-cell office:value-type="float" office:value="1677" table:style-name="ce7">
            <text:p>1677</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49" table:style-name="ce7">
            <text:p>349</text:p>
          </table:table-cell>
          <table:table-cell office:value-type="float" office:value="389" table:style-name="ce7">
            <text:p>389</text:p>
          </table:table-cell>
          <table:table-cell office:value-type="float" office:value="380" table:style-name="ce7">
            <text:p>380</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61" table:style-name="ce7">
            <text:p>1461</text:p>
          </table:table-cell>
          <table:table-cell table:number-columns-repeated="16379" table:style-name="ce1"/>
        </table:table-row>
        <table:table-row table:style-name="ro3">
          <table:table-cell office:value-type="string" table:style-name="ce6">
            <text:p>Fosse Way</text:p>
          </table:table-cell>
          <table:table-cell office:value-type="float" office:value="1470" table:style-name="ce7">
            <text:p>1470</text:p>
          </table:table-cell>
          <table:table-cell office:value-type="float" office:value="1470" table:style-name="ce7">
            <text:p>1470</text:p>
          </table:table-cell>
          <table:table-cell office:value-type="float" office:value="1285" table:style-name="ce7">
            <text:p>1285</text:p>
          </table:table-cell>
          <table:table-cell office:value-type="float" office:value="1238" table:style-name="ce7">
            <text:p>1238</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62" table:style-name="ce7">
            <text:p>262</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36" table:style-name="ce7">
            <text:p>836</text:p>
          </table:table-cell>
          <table:table-cell office:value-type="float" office:value="818" table:style-name="ce7">
            <text:p>818</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0" table:style-name="ce7">
            <text:p>810</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19" table:style-name="ce7">
            <text:p>519</text:p>
          </table:table-cell>
          <table:table-cell office:value-type="float" office:value="493" table:style-name="ce7">
            <text:p>493</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8" table:style-name="ce7">
            <text:p>498</text:p>
          </table:table-cell>
          <table:table-cell office:value-type="float" office:value="494" table:style-name="ce7">
            <text:p>494</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997" table:style-name="ce7">
            <text:p>997</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44" table:style-name="ce7">
            <text:p>1144</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179" table:style-name="ce7">
            <text:p>1179</text:p>
          </table:table-cell>
          <table:table-cell office:value-type="float" office:value="1220" table:style-name="ce7">
            <text:p>1220</text:p>
          </table:table-cell>
          <table:table-cell office:value-type="float" office:value="1310" table:style-name="ce7">
            <text:p>1310</text:p>
          </table:table-cell>
          <table:table-cell office:value-type="float" office:value="1283" table:style-name="ce7">
            <text:p>1283</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7" table:style-name="ce7">
            <text:p>597</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655" table:style-name="ce7">
            <text:p>655</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79" table:style-name="ce7">
            <text:p>679</text:p>
          </table:table-cell>
          <table:table-cell office:value-type="float" office:value="976" table:style-name="ce7">
            <text:p>976</text:p>
          </table:table-cell>
          <table:table-cell office:value-type="float" office:value="970" table:style-name="ce7">
            <text:p>970</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19" table:style-name="ce7">
            <text:p>1019</text:p>
          </table:table-cell>
          <table:table-cell office:value-type="float" office:value="1012" table:style-name="ce7">
            <text:p>1012</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2" table:style-name="ce7">
            <text:p>462</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89" table:style-name="ce7">
            <text:p>1089</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700" table:style-name="ce7">
            <text:p>700</text:p>
          </table:table-cell>
          <table:table-cell office:value-type="float" office:value="699" table:style-name="ce7">
            <text:p>699</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4" table:style-name="ce7">
            <text:p>194</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4" table:style-name="ce7">
            <text:p>554</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3" table:style-name="ce7">
            <text:p>110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305" table:style-name="ce7">
            <text:p>305</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3" table:style-name="ce7">
            <text:p>613</text:p>
          </table:table-cell>
          <table:table-cell office:value-type="float" office:value="624" table:style-name="ce7">
            <text:p>624</text:p>
          </table:table-cell>
          <table:table-cell office:value-type="float" office:value="615" table:style-name="ce7">
            <text:p>615</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2" table:style-name="ce7">
            <text:p>662</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34" table:style-name="ce7">
            <text:p>1234</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70" table:style-name="ce7">
            <text:p>870</text:p>
          </table:table-cell>
          <table:table-cell office:value-type="float" office:value="867" table:style-name="ce7">
            <text:p>867</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82" table:style-name="ce7">
            <text:p>282</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908" table:style-name="ce7">
            <text:p>908</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2" table:style-name="ce7">
            <text:p>612</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88" table:style-name="ce7">
            <text:p>688</text:p>
          </table:table-cell>
          <table:table-cell office:value-type="float" office:value="744" table:style-name="ce7">
            <text:p>744</text:p>
          </table:table-cell>
          <table:table-cell office:value-type="float" office:value="709" table:style-name="ce7">
            <text:p>709</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66" table:style-name="ce7">
            <text:p>1066</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1" table:style-name="ce7">
            <text:p>331</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3" table:style-name="ce7">
            <text:p>293</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4" table:style-name="ce7">
            <text:p>1324</text:p>
          </table:table-cell>
          <table:table-cell office:value-type="float" office:value="1348" table:style-name="ce7">
            <text:p>1348</text:p>
          </table:table-cell>
          <table:table-cell office:value-type="float" office:value="1341" table:style-name="ce7">
            <text:p>1341</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73" table:style-name="ce7">
            <text:p>773</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08" table:style-name="ce7">
            <text:p>908</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14" table:style-name="ce7">
            <text:p>211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8" table:style-name="ce7">
            <text:p>738</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801" table:style-name="ce7">
            <text:p>1801</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9" table:style-name="ce7">
            <text:p>1189</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40" table:style-name="ce7">
            <text:p>1340</text:p>
          </table:table-cell>
          <table:table-cell office:value-type="float" office:value="1272" table:style-name="ce7">
            <text:p>1272</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14" table:style-name="ce7">
            <text:p>514</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1" table:style-name="ce7">
            <text:p>671</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12" table:style-name="ce7">
            <text:p>1112</text:p>
          </table:table-cell>
          <table:table-cell office:value-type="float" office:value="1073" table:style-name="ce7">
            <text:p>1073</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42" table:style-name="ce7">
            <text:p>1042</text:p>
          </table:table-cell>
          <table:table-cell office:value-type="float" office:value="1031" table:style-name="ce7">
            <text:p>1031</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7" table:style-name="ce7">
            <text:p>697</text:p>
          </table:table-cell>
          <table:table-cell office:value-type="float" office:value="706" table:style-name="ce7">
            <text:p>706</text:p>
          </table:table-cell>
          <table:table-cell office:value-type="float" office:value="699" table:style-name="ce7">
            <text:p>699</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191" table:style-name="ce7">
            <text:p>191</text:p>
          </table:table-cell>
          <table:table-cell office:value-type="float" office:value="184" table:style-name="ce7">
            <text:p>184</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8" table:style-name="ce7">
            <text:p>748</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3" table:style-name="ce7">
            <text:p>1053</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2" table:style-name="ce7">
            <text:p>762</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34" table:style-name="ce7">
            <text:p>434</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21" table:style-name="ce7">
            <text:p>621</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800" table:style-name="ce7">
            <text:p>800</text:p>
          </table:table-cell>
          <table:table-cell office:value-type="float" office:value="779" table:style-name="ce7">
            <text:p>779</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375" table:style-name="ce7">
            <text:p>375</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1" table:style-name="ce7">
            <text:p>1211</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17" table:style-name="ce7">
            <text:p>1017</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8" table:style-name="ce7">
            <text:p>428</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4" table:style-name="ce7">
            <text:p>524</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3" table:style-name="ce7">
            <text:p>743</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628" table:style-name="ce7">
            <text:p>1628</text:p>
          </table:table-cell>
          <table:table-cell office:value-type="float" office:value="1615" table:style-name="ce7">
            <text:p>1615</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906" table:style-name="ce7">
            <text:p>906</text:p>
          </table:table-cell>
          <table:table-cell office:value-type="float" office:value="919" table:style-name="ce7">
            <text:p>919</text:p>
          </table:table-cell>
          <table:table-cell office:value-type="float" office:value="885" table:style-name="ce7">
            <text:p>885</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68" table:style-name="ce7">
            <text:p>868</text:p>
          </table:table-cell>
          <table:table-cell office:value-type="float" office:value="852" table:style-name="ce7">
            <text:p>852</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0" table:style-name="ce7">
            <text:p>80</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6" table:style-name="ce7">
            <text:p>306</text:p>
          </table:table-cell>
          <table:table-cell office:value-type="float" office:value="165" table:style-name="ce7">
            <text:p>165</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48" table:style-name="ce7">
            <text:p>848</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42" table:style-name="ce7">
            <text:p>442</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57" table:style-name="ce7">
            <text:p>657</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412" table:style-name="ce7">
            <text:p>412</text:p>
          </table:table-cell>
          <table:table-cell office:value-type="float" office:value="346" table:style-name="ce7">
            <text:p>346</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63" table:style-name="ce7">
            <text:p>1263</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89" table:style-name="ce7">
            <text:p>1189</text:p>
          </table:table-cell>
          <table:table-cell table:number-columns-repeated="16379" table:style-name="ce1"/>
        </table:table-row>
        <table:table-row table:style-name="ro3">
          <table:table-cell office:value-type="string" table:style-name="ce6">
            <text:p>Total</text:p>
          </table:table-cell>
          <table:table-cell office:value-type="float" office:value="82547" table:style-name="ce7">
            <text:p>82547</text:p>
          </table:table-cell>
          <table:table-cell office:value-type="float" office:value="79122" table:style-name="ce7">
            <text:p>79122</text:p>
          </table:table-cell>
          <table:table-cell office:value-type="string" table:style-name="ce7">
            <text:p>88924**</text:p>
          </table:table-cell>
          <table:table-cell office:value-type="float" office:value="87930" table:style-name="ce7">
            <text:p>87930</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November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meta:initial-creator>Elden, Dawn [NOMS]</meta:initial-creator>
    <dc:creator>Elden, Dawn</dc:creator>
    <meta:creation-date>2021-06-28T15:16:42Z</meta:creation-date>
    <dc:date>2023-12-08T10:09:47Z</dc:date>
    <meta:editing-duration>PT0S</meta:editing-duration>
    <meta:user-defined meta:name="ContentTypeId">0x0101007437784DDA6E8C4A82A3E362E8B24045</meta:user-defined>
  </office:meta>
</office:document-meta>
</file>